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a6.D1" style:family="table-cell">
      <style:table-cell-properties fo:background-color="#c0c0c0" fo:padding="0.097cm" fo:border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Especial.D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3*"/>
    </style:style>
    <style:style style:name="Tabela7.B" style:family="table-column">
      <style:table-column-properties style:column-width="0.148cm" style:rel-column-width="571*"/>
    </style:style>
    <style:style style:name="Tabela7.C" style:family="table-column">
      <style:table-column-properties style:column-width="3.971cm" style:rel-column-width="15305*"/>
    </style:style>
    <style:style style:name="Tabela7.D" style:family="table-column">
      <style:table-column-properties style:column-width="0.176cm" style:rel-column-width="680*"/>
    </style:style>
    <style:style style:name="Tabela7.E" style:family="table-column">
      <style:table-column-properties style:column-width="3.117cm" style:rel-column-width="12013*"/>
    </style:style>
    <style:style style:name="Tabela7.F" style:family="table-column">
      <style:table-column-properties style:column-width="5.209cm" style:rel-column-width="20083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6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6"/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13">[Sanit.sanit_secretaria]</text:p>
                          <text:p text:style-name="P13">[Sanit.sanit_departamento]</text:p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8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8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6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SANITÁRIO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1">Nome / Razão Social</text:p>
            </table:table-cell>
          </table:table-row>
          <table:table-row>
            <table:table-cell table:style-name="TabelaRazao.A2" office:value-type="string">
              <text:p text:style-name="P30">[IE.razao_social]</text:p>
            </table:table-cell>
          </table:table-row>
        </table:table>
        <text:p text:style-name="P5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1">Endereço</text:p>
            </table:table-cell>
          </table:table-row>
          <table:table-row>
            <table:table-cell table:style-name="Tabela2.A2" office:value-type="string">
              <text:p text:style-name="P7">[IE.rua]</text:p>
            </table:table-cell>
          </table:table-row>
          <table:table-row>
            <table:table-cell table:style-name="Tabela2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9">CNPJ / CPF</text:p>
            </table:table-cell>
            <table:table-cell table:style-name="Tabela8.A1" office:value-type="string">
              <text:p text:style-name="P19">RG</text:p>
            </table:table-cell>
            <table:table-cell table:style-name="Tabela8.A1" office:value-type="string">
              <text:p text:style-name="P19">Inscrição Econômica</text:p>
            </table:table-cell>
            <table:table-cell table:style-name="Tabela8.A1" office:value-type="string">
              <text:p text:style-name="P19">Inscrição Imobiliária</text:p>
            </table:table-cell>
            <table:table-cell table:style-name="Tabela8.E1" office:value-type="string">
              <text:p text:style-name="P19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A2" office:value-type="string">
              <text:p text:style-name="P8">[IE.rg]</text:p>
            </table:table-cell>
            <table:table-cell table:style-name="Tabela8.A2" office:value-type="string">
              <text:p text:style-name="P8">[IE.ie]</text:p>
            </table:table-cell>
            <table:table-cell table:style-name="Tabela8.A2" office:value-type="string">
              <text:p text:style-name="P8">[IE.im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19">cod.</text:p>
              </table:table-cell>
              <table:table-cell table:style-name="Tabela6.B1" office:value-type="string">
                <text:p text:style-name="P19">Atividade Principal</text:p>
              </table:table-cell>
              <table:table-cell table:style-name="Tabela6.C1" office:value-type="string">
                <text:p text:style-name="P19">Horário Normal</text:p>
              </table:table-cell>
              <table:table-cell table:style-name="Tabela6.D1" office:value-type="string">
                <text:p text:style-name="P31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19">cod.</text:p>
                          </table:table-cell>
                          <table:table-cell table:style-name="Tabela10.B1" office:value-type="string">
                            <text:p text:style-name="P19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2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4">[Ati.nom_atividade;block=table:table-row]</text:p>
                                </table:table-cell>
                              </table:table-row>
                            </table:table>
                            <text:p text:style-name="P17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3">Dom</text:p>
                    </table:table-cell>
                    <table:table-cell table:style-name="Tabela3.B1" office:value-type="string">
                      <text:p text:style-name="P35">[IE.domingo_inicio]</text:p>
                    </table:table-cell>
                    <table:table-cell table:style-name="Tabela3.B1" office:value-type="string">
                      <text:p text:style-name="P25">às</text:p>
                    </table:table-cell>
                    <table:table-cell table:style-name="Tabela3.D1" office:value-type="string">
                      <text:p text:style-name="P25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gunda_termino]</text:p>
                    </table:table-cell>
                  </table:table-row>
                  <table:table-row>
                    <table:table-cell table:style-name="Tabela3.A3" office:value-type="string">
                      <text:p text:style-name="P26">Ter</text:p>
                    </table:table-cell>
                    <table:table-cell table:style-name="Tabela3.B3" office:value-type="string">
                      <text:p text:style-name="P9">[IE.terca_inicio]</text:p>
                    </table:table-cell>
                    <table:table-cell table:style-name="Tabela3.B3" office:value-type="string">
                      <text:p text:style-name="P25">às</text:p>
                    </table:table-cell>
                    <table:table-cell table:style-name="Tabela3.D3" office:value-type="string">
                      <text:p text:style-name="P9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quarta_termino]</text:p>
                    </table:table-cell>
                  </table:table-row>
                  <table:table-row>
                    <table:table-cell table:style-name="Tabela3.A3" office:value-type="string">
                      <text:p text:style-name="P26">Qui</text:p>
                    </table:table-cell>
                    <table:table-cell table:style-name="Tabela3.B3" office:value-type="string">
                      <text:p text:style-name="P9">[IE.quinta_inicio]</text:p>
                    </table:table-cell>
                    <table:table-cell table:style-name="Tabela3.B3" office:value-type="string">
                      <text:p text:style-name="P25">às</text:p>
                    </table:table-cell>
                    <table:table-cell table:style-name="Tabela3.D3" office:value-type="string">
                      <text:p text:style-name="P9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xta_termino]</text:p>
                    </table:table-cell>
                  </table:table-row>
                  <table:table-row>
                    <table:table-cell table:style-name="Tabela3.A3" office:value-type="string">
                      <text:p text:style-name="P26">Sáb</text:p>
                    </table:table-cell>
                    <table:table-cell table:style-name="Tabela3.B3" office:value-type="string">
                      <text:p text:style-name="P9">[IE.sabado_inicio]</text:p>
                    </table:table-cell>
                    <table:table-cell table:style-name="Tabela3.B3" office:value-type="string">
                      <text:p text:style-name="P25">às</text:p>
                    </table:table-cell>
                    <table:table-cell table:style-name="Tabela3.D3" office:value-type="string">
                      <text:p text:style-name="P9">[IE.sabado_termino]</text:p>
                    </table:table-cell>
                  </table:table-row>
                </table:table>
                <text:p text:style-name="P1"/>
              </table:table-cell>
              <table:table-cell table:style-name="Tabela6.C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4">[Hor.abreviatura_dia;block=table:table-row]</text:p>
                    </table:table-cell>
                    <table:table-cell table:style-name="TableEspecial.A1" office:value-type="string">
                      <text:p text:style-name="P25">[Hor.hr_inicio;block=table:table-row]</text:p>
                    </table:table-cell>
                    <table:table-cell table:style-name="TableEspecial.A1" office:value-type="string">
                      <text:p text:style-name="P25">às</text:p>
                    </table:table-cell>
                    <table:table-cell table:style-name="TableEspecial.D1" office:value-type="string">
                      <text:p text:style-name="P25">[Hor.hr_termino;block=table:table-row]</text:p>
                    </table:table-cell>
                  </table:table-row>
                </table:table>
                <text:p text:style-name="P36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1">Validade</text:p>
            </table:table-cell>
            <table:table-cell table:style-name="Tabela1.B1" office:value-type="string">
              <text:p text:style-name="P20">Restrições</text:p>
            </table:table-cell>
          </table:table-row>
          <table:table-row>
            <table:table-cell table:style-name="Tabela1.A2" office:value-type="string">
              <text:p text:style-name="P27">[IE.termino_licenca]</text:p>
            </table:table-cell>
            <table:table-cell table:style-name="Tabela1.B2" office:value-type="string">
              <text:p text:style-name="P23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7"><draw:frame draw:style-name="fr1" draw:name="Quadro1" text:anchor-type="paragraph" svg:x="11.696cm" svg:y="0.811cm" svg:width="5.412cm" draw:z-index="0"><draw:text-box fo:min-height="1.665cm"><text:p text:style-name="P38"/></draw:text-box></draw:frame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2"/>
                  </table:table-cell>
                </table:table-row>
                <table:table-row>
                  <table:table-cell table:style-name="Tabela7.A1.1.2" office:value-type="string">
                    <text:p text:style-name="P9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2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2"/>
                  </table:table-cell>
                </table:table-row>
                <table:table-row>
                  <table:table-cell table:style-name="Tabela7.A1.1.2" office:value-type="string">
                    <text:p text:style-name="P9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22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28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0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29"/>
            </table:table-cell>
          </table:table-row>
        </table:table>
        <text:p text:style-name="P39"/>
        <text:p text:style-name="P39"/>
        <text:p text:style-name="P39"/>
        <text:p text:style-name="P40">[IE.prefeitura_nome]</text:p>
        <text:p text:style-name="P40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4-16T10:09:57</dc:date>
    <dc:language>pt-BR</dc:language>
    <meta:editing-cycles>538</meta:editing-cycles>
    <meta:editing-duration>P1DT12H3M23S</meta:editing-duration>
    <meta:user-defined meta:name="Info 1"/>
    <meta:user-defined meta:name="Info 2"/>
    <meta:user-defined meta:name="Info 3"/>
    <meta:user-defined meta:name="Info 4"/>
    <meta:document-statistic meta:table-count="13" meta:image-count="0" meta:object-count="0" meta:page-count="1" meta:paragraph-count="79" meta:word-count="160" meta:character-count="1233"/>
  </office:meta>
</office:document-meta>
</file>